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9" table:default-cell-style-name="ce74"/>
        <table:table-column table:style-name="co4" table:number-columns-repeated="5" table:default-cell-style-name="ce74"/>
        <table:table-column table:style-name="co4" table:number-columns-repeated="947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6" table:number-rows-spanned="1">
            <text:p>DonRep</text:p>
          </table:table-cell>
          <table:covered-table-cell table:number-columns-repeated="15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7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7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80" office:value-type="string" calcext:value-type="string">
            <text:p>Puissance 4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7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59"/>
          <table:table-cell table:style-name="ce94" table:number-columns-repeated="40"/>
          <table:table-cell table:style-name="ce96" table:number-columns-repeated="907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90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9"/>
          <table:table-cell table:number-columns-repeated="953"/>
        </table:table-row>
        <table:table-row table:style-name="ro5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8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2"/>
          <table:table-cell table:style-name="ce71" table:number-columns-repeated="69"/>
          <table:table-cell table:number-columns-repeated="953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9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3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3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3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9"/>
          <table:table-cell table:number-columns-repeated="95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8"/>
          <table:table-cell table:number-columns-repeated="953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9"/>
          <table:table-cell table:number-columns-repeated="953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9"/>
          <table:table-cell table:number-columns-repeated="953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9"/>
          <table:table-cell table:number-columns-repeated="953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9"/>
          <table:table-cell table:number-columns-repeated="953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9"/>
          <table:table-cell table:number-columns-repeated="953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>
            <text:p>BDD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table:number-columns-repeated="56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table:number-columns-repeated="3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table:number-columns-repeated="59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59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table:number-columns-repeated="72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 style:data-style-name="N2" text:time-value="21:17:10.881428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13T14:09:34.470180852</dc:date>
    <meta:editing-duration>P244DT19H21M13S</meta:editing-duration>
    <meta:editing-cycles>978</meta:editing-cycles>
    <meta:generator>LibreOffice/6.1.5.2$Linux_X86_64 LibreOffice_project/10$Build-2</meta:generator>
    <meta:document-statistic meta:table-count="3" meta:cell-count="606" meta:object-count="0"/>
  </office:meta>
</office:document-meta>
</file>